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c635" style:text-blinking="false" fo:background-color="#ffffff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1c635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1c635"/>
    </style:style>
    <style:style style:name="P4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officeooo:paragraph-rsid="00131f89" style:text-blinking="false" fo:background-color="transparent" style:font-weight-asian="normal" style:font-weight-complex="normal"/>
    </style:style>
    <style:style style:name="P5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96377" style:text-blinking="false" fo:background-color="transparent" style:font-weight-asian="normal" style:font-weight-complex="normal"/>
    </style:style>
    <style:style style:name="P6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4c79" officeooo:paragraph-rsid="00374c79" style:text-blinking="false" fo:background-color="transparent"/>
    </style:style>
    <style:style style:name="P7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officeooo:paragraph-rsid="0028eeec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31f89" officeooo:paragraph-rsid="00131f89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5eaa2" officeooo:paragraph-rsid="0035eaa2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96377" officeooo:paragraph-rsid="00196377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33c2" officeooo:paragraph-rsid="0034ecd5" style:text-blinking="false" fo:background-color="transparent" style:font-size-asian="10pt" style:font-size-complex="10pt"/>
    </style:style>
    <style:style style:name="P14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25fb15" style:text-blinking="false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35eaa2" officeooo:paragraph-rsid="003a2c53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196377" officeooo:paragraph-rsid="003a2c53" style:text-blinking="false" fo:background-color="transparent"/>
    </style:style>
    <style:style style:name="P17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74c79" officeooo:paragraph-rsid="003a2c53" style:text-blinking="false" fo:background-color="transparent"/>
    </style:style>
    <style:style style:name="P18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officeooo:paragraph-rsid="003a2c53" style:text-blinking="false" fo:background-color="transparent"/>
    </style:style>
    <style:style style:name="P19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officeooo:paragraph-rsid="003a2c53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4ecd5" officeooo:paragraph-rsid="0034ecd5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5eaa2" officeooo:paragraph-rsid="0035eaa2" style:text-blinking="false" fo:background-color="transparent"/>
    </style:style>
    <style:style style:name="P23" style:family="paragraph" style:parent-style-name="Text_20_body">
      <style:paragraph-properties fo:margin-top="0in" fo:margin-bottom="0in" loext:contextual-spacing="false" fo:line-height="100%" style:writing-mode="lr-tb"/>
    </style:style>
    <style:style style:name="P24" style:family="paragraph" style:parent-style-name="Text_20_body" style:list-style-name="L2">
      <style:paragraph-properties fo:margin-top="0in" fo:margin-bottom="0in" loext:contextual-spacing="false" fo:line-height="100%" style:writing-mode="lr-tb"/>
      <style:text-properties officeooo:paragraph-rsid="0016e9a5"/>
    </style:style>
    <style:style style:name="P25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paragraph-rsid="001a4f61"/>
    </style:style>
    <style:style style:name="P26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paragraph-rsid="0028eeec"/>
    </style:style>
    <style:style style:name="P27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</style:style>
    <style:style style:name="P28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officeooo:paragraph-rsid="003a2c53"/>
    </style:style>
    <style:style style:name="P29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rsid="0035eaa2" officeooo:paragraph-rsid="0035eaa2"/>
    </style:style>
    <style:style style:name="P30" style:family="paragraph" style:parent-style-name="Text_20_body">
      <style:paragraph-properties fo:margin-top="0in" fo:margin-bottom="0in" loext:contextual-spacing="false" fo:line-height="100%" style:writing-mode="lr-tb"/>
      <style:text-properties fo:font-size="11pt" style:font-size-asian="11pt" style:font-size-complex="11pt"/>
    </style:style>
    <style:style style:name="P31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size="11pt" officeooo:paragraph-rsid="0025fb15" style:font-size-asian="11pt" style:font-size-complex="11pt"/>
    </style:style>
    <style:style style:name="P32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33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35eaa2"/>
    </style:style>
    <style:style style:name="P34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style:font-size-asian="10pt" style:font-size-complex="10pt"/>
    </style:style>
    <style:style style:name="P3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4ecd5" style:font-size-asian="10pt" style:font-size-complex="10pt"/>
    </style:style>
    <style:style style:name="P36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5eaa2" style:font-size-asian="10pt" style:font-size-complex="10pt"/>
    </style:style>
    <style:style style:name="P37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size="13pt" style:text-underline-style="none" fo:font-weight="normal" officeooo:paragraph-rsid="003a2c53" style:font-size-asian="13pt" style:font-size-complex="13pt"/>
    </style:style>
    <style:style style:name="P38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" fo:font-size="10pt" fo:font-weight="normal" officeooo:paragraph-rsid="003a2c53" style:font-size-asian="10pt" style:font-size-complex="10pt"/>
    </style:style>
    <style:style style:name="P39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style:font-name="Liberation Serif" officeooo:paragraph-rsid="003a2c53"/>
    </style:style>
    <style:style style:name="P40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officeooo:paragraph-rsid="003a2c53"/>
    </style:style>
    <style:style style:name="P41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paragraph-rsid="003a2c53"/>
    </style:style>
    <style:style style:name="P42" style:family="paragraph" style:parent-style-name="Text_20_body" style:list-style-name="L13">
      <style:paragraph-properties fo:margin-top="0in" fo:margin-bottom="0in" loext:contextual-spacing="false" fo:line-height="100%" style:writing-mode="lr-tb"/>
      <style:text-properties style:font-name="Liberation Serif" officeooo:rsid="0035eaa2" officeooo:paragraph-rsid="003a2c53"/>
    </style:style>
    <style:style style:name="P43" style:family="paragraph" style:parent-style-name="Text_20_body" style:list-style-name="L10">
      <style:paragraph-properties fo:margin-top="0in" fo:margin-bottom="0in" loext:contextual-spacing="false" fo:line-height="150%" style:writing-mode="lr-tb"/>
      <style:text-properties officeooo:paragraph-rsid="003a2c53"/>
    </style:style>
    <style:style style:name="P44" style:family="paragraph" style:parent-style-name="Text_20_body" style:list-style-name="L11">
      <style:paragraph-properties fo:margin-top="0in" fo:margin-bottom="0in" loext:contextual-spacing="false" fo:line-height="150%" style:writing-mode="lr-tb"/>
      <style:text-properties officeooo:paragraph-rsid="003a2c53"/>
    </style:style>
    <style:style style:name="P45" style:family="paragraph" style:parent-style-name="Text_20_body" style:list-style-name="L12">
      <style:paragraph-properties fo:margin-top="0in" fo:margin-bottom="0in" loext:contextual-spacing="false" fo:line-height="150%" style:writing-mode="lr-tb"/>
      <style:text-properties officeooo:paragraph-rsid="003a2c53"/>
    </style:style>
    <style:style style:name="P46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4208" style:text-blinking="false" fo:background-color="transparent" style:font-size-asian="11pt" style:font-size-complex="11pt"/>
    </style:style>
    <style:style style:name="P47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eaa2" style:text-blinking="false" fo:background-color="transparent" style:font-size-asian="11pt" style:font-size-complex="11pt"/>
    </style:style>
    <style:style style:name="P48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354208" officeooo:paragraph-rsid="00354208" style:text-blinking="false" fo:background-color="transparent" style:font-size-asian="11pt" style:font-size-complex="11pt"/>
    </style:style>
    <style:style style:name="P49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5eaa2" officeooo:paragraph-rsid="0035eaa2" style:text-blinking="false" fo:background-color="transparent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size="14pt" style:text-underline-style="solid" style:text-underline-width="auto" style:text-underline-color="font-color" fo:font-weight="bold" officeooo:rsid="0005a2f9" officeooo:paragraph-rsid="003a2c53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lr-tb"/>
      <style:text-properties fo:font-size="11pt" style:text-underline-style="none" fo:font-weight="normal" officeooo:rsid="0005a2f9" officeooo:paragraph-rsid="003a2c5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3a2c53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3a2c53" style:font-size-asian="11.3500003814697pt" style:font-weight-asian="bold" style:font-size-complex="13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size="12pt" style:text-underline-style="none" fo:font-weight="bold" officeooo:rsid="0005a2f9" officeooo:paragraph-rsid="003a2c53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line-height="100%"/>
      <style:text-properties officeooo:rsid="0024ce5d" officeooo:paragraph-rsid="0022e652"/>
    </style:style>
    <style:style style:name="P56" style:family="paragraph" style:parent-style-name="Standard">
      <style:paragraph-properties fo:line-height="100%"/>
      <style:text-properties style:font-name="Arial1" fo:font-size="11pt" style:text-underline-style="solid" style:text-underline-width="auto" style:text-underline-color="font-color" fo:font-weight="bold" officeooo:rsid="0025fb15" officeooo:paragraph-rsid="0025fb15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1f89" style:text-blinking="false" fo:background-color="#ffffff"/>
    </style:style>
    <style:style style:name="P58" style:family="paragraph" style:parent-style-name="Standard" style:list-style-name="L6">
      <style:paragraph-properties fo:line-height="150%" fo:text-align="start" style:justify-single-word="false" fo:orphans="2" fo:widows="2" style:writing-mode="lr-tb"/>
      <style:text-properties fo:font-size="11pt" style:text-underline-style="none" fo:font-weight="bold" officeooo:rsid="0005a2f9" officeooo:paragraph-rsid="003a2c53" style:font-size-asian="11pt" style:font-weight-asian="bold" style:font-size-complex="11pt" style:font-weight-complex="bold"/>
    </style:style>
    <style:style style:name="P59" style:family="paragraph" style:parent-style-name="Standard" style:list-style-name="L6">
      <style:paragraph-properties fo:text-align="start" style:justify-single-word="false" fo:orphans="2" fo:widows="2" style:writing-mode="lr-tb"/>
      <style:text-properties fo:font-size="11pt" style:text-underline-style="none" fo:font-weight="bold" officeooo:rsid="000744e8" officeooo:paragraph-rsid="003a2c53" style:font-size-asian="9.60000038146973pt" style:font-weight-asian="bold" style:font-size-complex="11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c6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5eaa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5eaa2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ce5d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65d6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b15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204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9a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89d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77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aff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bc6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ecd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eaa2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533c2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9515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6e9a5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4ecd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5eaa2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3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e9a5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089d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7459c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92049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65d6" style:text-blinking="false" fo:background-color="#ffffff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4ce5d" style:text-blinking="false" fo:background-color="#ffffff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#ffffff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5eaa2" style:text-blinking="false" fo:background-color="transparent" loext:char-shading-value="0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35eaa2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 style:font-size-asian="11pt" style:font-size-complex="11pt"/>
    </style:style>
    <style:style style:name="T61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style:text-blinking="false" fo:background-color="transparent" loext:char-shading-value="0" style:font-size-asian="11pt" style:font-size-complex="11pt"/>
    </style:style>
    <style:style style:name="T62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2049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089dd" style:text-blinking="false" fo:background-color="transparent" loext:char-shading-value="0" style:font-size-asian="11pt" style:font-style-asian="normal" style:font-size-complex="11pt" style:font-style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0744e8" style:text-blinking="false" fo:background-color="transparent" loext:char-shading-value="0" style:font-size-asian="11pt" style:font-style-asian="normal" style:font-size-complex="11pt" style:font-style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6e9a5" style:text-blinking="false" fo:background-color="transparent" loext:char-shading-value="0" style:font-size-asian="11pt" style:font-size-complex="11pt"/>
    </style:style>
    <style:style style:name="T67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4ecd5" style:text-blinking="false" fo:background-color="transparent" loext:char-shading-value="0" style:font-size-asian="11pt" style:font-size-complex="11pt"/>
    </style:style>
    <style:style style:name="T68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54208" style:text-blinking="false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089dd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0744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5eaa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8eeec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75" style:family="text">
      <style:text-properties fo:font-variant="normal" fo:text-transform="none" fo:color="#000000" style:text-line-through-style="none" style:text-line-through-type="none" fo:font-style="normal" fo:font-weight="bold" officeooo:rsid="000744e8" style:text-blinking="false" fo:background-color="transparent" loext:char-shading-value="0"/>
    </style:style>
    <style:style style:name="T76" style:family="text">
      <style:text-properties fo:font-variant="normal" fo:text-transform="none" fo:color="#000000" style:text-line-through-style="none" style:text-line-through-type="none" fo:font-style="normal" fo:font-weight="bold" officeooo:rsid="003089dd" style:text-blinking="false" fo:background-color="transparent" loext:char-shading-value="0"/>
    </style:style>
    <style:style style:name="T7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533c2" style:text-blinking="false" fo:background-color="transparent" loext:char-shading-value="0"/>
    </style:style>
    <style:style style:name="T7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515" style:text-blinking="false" fo:background-color="transparent" loext:char-shading-value="0"/>
    </style:style>
    <style:style style:name="T8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6e9a5" style:text-blinking="false" fo:background-color="transparent" loext:char-shading-value="0"/>
    </style:style>
    <style:style style:name="T8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4ecd5" style:text-blinking="false" fo:background-color="transparent" loext:char-shading-value="0"/>
    </style:style>
    <style:style style:name="T8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5eaa2" style:text-blinking="false" fo:background-color="transparent" loext:char-shading-value="0"/>
    </style:style>
    <style:style style:name="T8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84" style:family="text">
      <style:text-properties fo:font-variant="normal" fo:text-transform="none" fo:color="#cccccc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85" style:family="text">
      <style:text-properties fo:font-variant="normal" fo:text-transform="none" fo:color="#cccccc" style:text-line-through-style="none" style:text-line-through-type="none" fo:font-style="normal" style:text-underline-style="none" style:text-blinking="false" fo:background-color="transparent" loext:char-shading-value="0"/>
    </style:style>
    <style:style style:name="T86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87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88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1533c2" style:text-blinking="false" fo:background-color="transparent" loext:char-shading-value="0" style:font-style-asian="normal" style:font-style-complex="normal"/>
    </style:style>
    <style:style style:name="T89" style:family="text">
      <style:text-properties fo:font-variant="normal" fo:text-transform="none" fo:color="#252525" style:text-line-through-style="none" style:text-line-through-type="none" style:font-name="Liberation Serif" fo:font-size="11pt" fo:font-style="normal" style:text-underline-style="none" fo:font-weight="normal" officeooo:rsid="0034ecd5" style:text-blinking="false" fo:background-color="transparent" loext:char-shading-value="0" style:font-style-asian="normal" style:font-style-complex="normal"/>
    </style:style>
    <style:style style:name="T90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5eaa2" style:text-blinking="false" fo:background-color="transparent" loext:char-shading-value="0"/>
    </style:style>
    <style:style style:name="T91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0744e8" style:text-blinking="false" fo:background-color="transparent" loext:char-shading-value="0"/>
    </style:style>
    <style:style style:name="T92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8a210" style:text-blinking="false" fo:background-color="transparent" loext:char-shading-value="0"/>
    </style:style>
    <style:style style:name="T93" style:family="text">
      <style:text-properties officeooo:rsid="001533c2"/>
    </style:style>
    <style:style style:name="T94" style:family="text">
      <style:text-properties officeooo:rsid="001a4f61"/>
    </style:style>
    <style:style style:name="T95" style:family="text">
      <style:text-properties officeooo:rsid="001b9515"/>
    </style:style>
    <style:style style:name="T96" style:family="text">
      <style:text-properties officeooo:rsid="002865d6"/>
    </style:style>
    <style:style style:name="T97" style:family="text">
      <style:text-properties officeooo:rsid="002df09c"/>
    </style:style>
    <style:style style:name="T98" style:family="text">
      <style:text-properties fo:color="#000000" style:font-name="Arial" officeooo:rsid="003089dd"/>
    </style:style>
    <style:style style:name="T99" style:family="text">
      <style:text-properties fo:color="#000000" style:font-name="Arial" officeooo:rsid="0016e9a5"/>
    </style:style>
    <style:style style:name="T100" style:family="text">
      <style:text-properties fo:color="#000000" style:font-name="Arial" officeooo:rsid="0034ecd5"/>
    </style:style>
    <style:style style:name="T101" style:family="text">
      <style:text-properties fo:color="#000000" style:font-name="Arial" officeooo:rsid="00354208"/>
    </style:style>
    <style:style style:name="T102" style:family="text">
      <style:text-properties fo:color="#000000" style:font-name="Arial" fo:font-style="italic" officeooo:rsid="003089dd" style:font-style-asian="italic" style:font-style-complex="italic"/>
    </style:style>
    <style:style style:name="T103" style:family="text">
      <style:text-properties fo:color="#000000" style:font-name="Arial" fo:font-style="italic" officeooo:rsid="0035eaa2" style:font-style-asian="italic" style:font-style-complex="italic"/>
    </style:style>
    <style:style style:name="T104" style:family="text">
      <style:text-properties officeooo:rsid="0035eaa2"/>
    </style:style>
    <style:style style:name="T105" style:family="text">
      <style:text-properties officeooo:rsid="0038a210"/>
    </style:style>
    <style:style style:name="T106" style:family="text">
      <style:text-properties fo:font-size="15pt" style:font-size-asian="15pt" style:font-size-complex="15pt"/>
    </style:style>
    <style:style style:name="T107" style:family="text">
      <style:text-properties officeooo:rsid="000744e8"/>
    </style:style>
    <style:style style:name="T108" style:family="text">
      <style:text-properties style:font-name="Liberation Serif1"/>
    </style:style>
    <style:style style:name="T109" style:family="text">
      <style:text-properties style:font-name="Liberation Serif1" fo:font-size="12pt" style:font-size-asian="12pt" style:font-size-complex="12pt"/>
    </style:style>
    <style:style style:name="T110" style:family="text">
      <style:text-properties style:font-name="Liberation Serif1" fo:font-size="11pt" fo:font-weight="normal" style:font-size-asian="9.60000038146973pt" style:font-weight-asian="normal" style:font-size-complex="11pt" style:font-weight-complex="normal"/>
    </style:style>
    <style:style style:name="T111" style:family="text">
      <style:text-properties style:font-name="Liberation Serif1" fo:font-size="11pt" fo:font-weight="normal" officeooo:rsid="000744e8" style:font-size-asian="9.60000038146973pt" style:font-weight-asian="normal" style:font-size-complex="11pt" style:font-weight-complex="normal"/>
    </style:style>
    <style:style style:name="T112" style:family="text">
      <style:text-properties style:font-name="Liberation Serif1" fo:font-weight="normal" style:font-weight-asian="normal" style:font-weight-complex="normal"/>
    </style:style>
    <style:style style:name="T113" style:family="text">
      <style:text-properties style:font-name="Liberation Serif1" fo:font-weight="normal" officeooo:rsid="000744e8" style:font-weight-asian="normal" style:font-weight-complex="normal"/>
    </style:style>
    <style:style style:name="T114" style:family="text">
      <style:text-properties style:font-name="Liberation Serif"/>
    </style:style>
    <style:style style:name="T115" style:family="text">
      <style:text-properties officeooo:rsid="000745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06">Keith Booher </text:span><text:s text:c="125"/></text:p>
      <text:p text:style-name="P51">Austin, <text:span text:style-name="T107">TX</text:span> <text:span text:style-name="T108">·</text:span><text:span text:style-name="T114"> (512) 653-5115 </text:span><text:span text:style-name="T108">· </text:span><text:a xlink:type="simple" xlink:href="mailto:Keith.Booher@yahoo.com" text:style-name="Internet_20_link" text:visited-style-name="Visited_20_Internet_20_Link"><text:span text:style-name="T108">Keith.Booher@yahoo.com</text:span></text:a><text:span text:style-name="T108"> ·</text:span></text:p>
      <text:p text:style-name="P51"><text:span text:style-name="T108">Linkedin.com/keith-booher-8250b715a/</text:span></text:p>
      <text:p text:style-name="P51"><text:a xlink:type="simple" xlink:href="https://keithbooher.github.io/Portfolio/" text:style-name="Internet_20_link" text:visited-style-name="Visited_20_Internet_20_Link"><text:span text:style-name="T108">https://keithbooher.github.io/Portfolio/</text:span></text:a></text:p>
      <text:p text:style-name="P51"><text:span text:style-name="T108">github.com/keithbooher</text:span></text:p>
      <text:p text:style-name="P52"><text:span text:style-name="T108">EDUCATION</text:span></text:p>
      <text:p text:style-name="P52"><text:span text:style-name="T108"><text:tab/></text:span><text:span text:style-name="T109">University Of Texas</text:span></text:p>
      <text:p text:style-name="P54"><text:span text:style-name="T108"><text:tab/></text:span><text:span text:style-name="T110">Trilogy Ed Full Stack Developer </text:span><text:span text:style-name="T111">Boot camp</text:span><text:span text:style-name="T110"> Certification</text:span></text:p>
      <text:p text:style-name="P53"><text:span text:style-name="T108">SKILLS</text:span></text:p>
      <text:list xml:id="list7682545518551377843" text:style-name="L6">
        <text:list-item>
          <text:p text:style-name="P58"><text:span text:style-name="T108">Technical: </text:span><text:span text:style-name="T112">Node.js, Javascript, jQuery, React, </text:span><text:span text:style-name="T113">Redux</text:span><text:span text:style-name="T112">, </text:span><text:span text:style-name="T113">Handlebars</text:span><text:span text:style-name="T112">, Express, MYSQL, Mongo, Passport, Stripe, </text:span><text:span text:style-name="T113">AWS Services,</text:span><text:span text:style-name="T112"> </text:span><text:span text:style-name="T113">Google Oauth, </text:span><text:span text:style-name="T112">Github, Canvas.js, CSS, </text:span><text:span text:style-name="T113">Bootstrap</text:span><text:span text:style-name="T112">, Materialize, REST API, JSON, Firebase, Moment.js</text:span></text:p>
        </text:list-item>
        <text:list-item>
          <text:p text:style-name="P59"><text:span text:style-name="T108">Strengths: </text:span><text:span text:style-name="T112">Creative Design, Usability expertise, Complex Problem Solving, Communication, Time Management, Adaptability </text:span></text:p>
        </text:list-item>
      </text:list>
      <text:p text:style-name="P37"><text:span text:style-name="T75">ACADEMIC </text:span><text:span text:style-name="T74">PROJECT</text:span><text:span text:style-name="T76">S</text:span></text:p>
      <text:p text:style-name="P38"><text:span text:style-name="T78">LetsGoCamping</text:span><text:span text:style-name="T77"> </text:span><text:span text:style-name="T85">|</text:span><text:span text:style-name="T77"> </text:span><text:span text:style-name="T79">UT Coding Bootcamp </text:span><text:span text:style-name="T80">Team Project</text:span></text:p>
      <text:list xml:id="list1656597585163208577" text:style-name="L10">
        <text:list-item>
          <text:p text:style-name="P43"><text:span text:style-name="T86">Single-page web application </text:span><text:span text:style-name="T87">intended </text:span><text:span text:style-name="T86">for </text:span><text:span text:style-name="T88">finding campsites, acquiring weather info and suggested products related to conditions of the camping experience. </text:span><text:span text:style-name="T87">Created with </text:span><text:span text:style-name="T38">m</text:span><text:span text:style-name="T39">ultiple API's, Bootstrap, CSS, Jquery, </text:span><text:span text:style-name="T40">GitHub</text:span></text:p>
        </text:list-item>
      </text:list>
      <text:p text:style-name="P38"><text:span text:style-name="T81">Shuteye</text:span><text:span text:style-name="T77"> </text:span><text:span text:style-name="T85">|</text:span><text:span text:style-name="T77"> </text:span><text:span text:style-name="T79">UT Coding Bootcamp </text:span><text:span text:style-name="T80">Team Project</text:span></text:p>
      <text:list xml:id="list3656059434260963690" text:style-name="L11">
        <text:list-item>
          <text:p text:style-name="P44"><text:span text:style-name="T89">Social environment app where users can track logged naps and dream experiences as well as view other users experiences</text:span><text:span text:style-name="T64">. </text:span><text:span text:style-name="T65">Created with</text:span><text:span text:style-name="T66"> </text:span><text:span text:style-name="T67">Javascript, </text:span><text:span text:style-name="T68">Jquery</text:span><text:span text:style-name="T67">, Node.js, Express, </text:span><text:span text:style-name="T68">Cavas</text:span><text:span text:style-name="T67">, Handlebars, </text:span><text:span text:style-name="T68">MySql, CSS, HTML</text:span></text:p>
        </text:list-item>
      </text:list>
      <text:p text:style-name="P38"><text:span text:style-name="T82">ArtGutter</text:span><text:span text:style-name="T77"> </text:span><text:span text:style-name="T85">|</text:span><text:span text:style-name="T77"> </text:span><text:span text:style-name="T79">UT Coding Bootcamp </text:span><text:span text:style-name="T80">Team Project</text:span></text:p>
      <text:list xml:id="list5560992855295303311" text:style-name="L12">
        <text:list-item>
          <text:p text:style-name="P45"><text:span text:style-name="T90">An online </text:span><text:span text:style-name="T91">Market Place</text:span><text:span text:style-name="T90"> that serves as a platform form </text:span><text:span text:style-name="T92">for</text:span><text:span text:style-name="T90"> artists to create their own unique store</text:span><text:span text:style-name="T69">. </text:span><text:span text:style-name="T70">Created with </text:span><text:span text:style-name="T71">MERN stack, AWS S3, Passport, Stripe, CSS Grid</text:span></text:p>
        </text:list-item>
      </text:list>
      <text:p text:style-name="P40"><text:span text:style-name="T47">EXPERIENCE</text:span><text:span text:style-name="T35"> </text:span></text:p>
      <text:p text:style-name="P41"><text:span text:style-name="T48">American Power Company</text:span><text:span text:style-name="T49"> </text:span><text:span text:style-name="T52">8</text:span><text:span text:style-name="T51">/</text:span><text:span text:style-name="T52">2018-</text:span><text:span text:style-name="T53">Present</text:span></text:p>
      <text:p text:style-name="P15">Appointment Manager</text:p>
      <text:list xml:id="list3120038985566231867" text:style-name="L13">
        <text:list-item>
          <text:p text:style-name="P42"><text:span text:style-name="T41">P</text:span><text:span text:style-name="T37">resent homeowners with information on how to save money with solar power</text:span></text:p>
        </text:list-item>
        <text:list-item>
          <text:p text:style-name="P17">Set return appointment for any homeowners that are interested or eligible</text:p>
        </text:list-item>
        <text:list-item>
          <text:p text:style-name="P18">Meeting with clients to negotiate the purchase of solar panel systems for their residences</text:p>
        </text:list-item>
        <text:list-item>
          <text:p text:style-name="P18">Sold $30,000 worth of solar panels within first month and increased sales by 5%</text:p>
        </text:list-item>
      </text:list>
      <text:p text:style-name="P41"><text:span text:style-name="T50">HEB </text:span><text:span text:style-name="T54">08</text:span><text:span text:style-name="T51">/</text:span><text:span text:style-name="T52">2011</text:span><text:span text:style-name="T51">-</text:span><text:span text:style-name="T52">8</text:span><text:span text:style-name="T51">/</text:span><text:span text:style-name="T52">2018</text:span></text:p>
      <text:p text:style-name="P16"><text:span text:style-name="T96">Perishables</text:span> <text:span text:style-name="T94">Specialist</text:span></text:p>
      <text:list xml:id="list165736755750612" text:continue-numbering="true" text:style-name="L13">
        <text:list-item>
          <text:p text:style-name="P39"><text:span text:style-name="T44">P</text:span><text:span text:style-name="T45">resentation </text:span><text:span text:style-name="T46">and organization </text:span><text:span text:style-name="T45">consult</text:span><text:span text:style-name="T44">ant</text:span></text:p>
        </text:list-item>
        <text:list-item>
          <text:p text:style-name="P19">Managed <text:span text:style-name="T115">inventory, orders, finances, </text:span>team members and work load</text:p>
        </text:list-item>
        <text:list-item>
          <text:p text:style-name="P28"><text:span text:style-name="T62">Awarded on nine occasions for breaking</text:span><text:span text:style-name="T59"> sales records </text:span><text:span text:style-name="T63">at </text:span><text:span text:style-name="T62">multiple</text:span><text:span text:style-name="T63"> stores</text:span><text:span text:style-name="T59"> </text:span></text:p>
        </text:list-item>
        <text:list-item>
          <text:p text:style-name="P28"><text:span text:style-name="T60">M</text:span><text:span text:style-name="T61">aintained cleanliness of store, machines, and food preparation are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18:47.649000000</meta:creation-date>
    <dc:date>2018-09-26T16:57:35.280000000</dc:date>
    <meta:editing-duration>P3DT34M36S</meta:editing-duration>
    <meta:editing-cycles>36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1" meta:word-count="281" meta:character-count="2124" meta:non-whitespace-character-count="1756"/>
  </office:meta>
</office:document-meta>
</file>